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8.09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114.41pt"/>
    </style:style>
    <style:style style:name="co4" style:family="table-column">
      <style:table-column-properties fo:break-before="auto" style:column-width="112.05pt"/>
    </style:style>
    <style:style style:name="co5" style:family="table-column">
      <style:table-column-properties fo:break-before="auto" style:column-width="86.94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aset ECG200 - 200 records.</text:p>
          </table:table-cell>
          <table:table-cell office:value-type="string" calcext:value-type="string">
            <text:p>Experiment COUNTED</text:p>
          </table:table-cell>
          <table:table-cell office:value-type="string" calcext:value-type="string">
            <text:p>Experiment REGRESSION</text:p>
          </table:table-cell>
          <table:table-cell office:value-type="string" calcext:value-type="string">
            <text:p>Experiment NGRAM</text:p>
          </table:table-cell>
          <table:table-cell office:value-type="string" calcext:value-type="string">
            <text:p>Experiment DTW</text:p>
          </table:table-cell>
          <table:table-cell office:value-type="string" calcext:value-type="string">
            <text:p>Experiment KNN</text:p>
          </table:table-cell>
          <table:table-cell office:value-type="string" calcext:value-type="string">
            <text:p>Experiment BAGGING</text:p>
          </table:table-cell>
        </table:table-row>
        <table:table-row table:style-name="ro1">
          <table:table-cell office:value-type="string" calcext:value-type="string">
            <text:p>Data contains 2 classes:</text:p>
          </table:table-cell>
          <table:table-cell office:value-type="string" calcext:value-type="string">
            <text:p>Parts: 5 ngram: 2 alpha: 11</text:p>
          </table:table-cell>
          <table:table-cell office:value-type="string" calcext:value-type="string">
            <text:p>parts: 10</text:p>
          </table:table-cell>
          <table:table-cell office:value-type="string" calcext:value-type="string">
            <text:p>Ngram: 3 alpha: 11</text:p>
          </table:table-cell>
          <table:table-cell office:value-type="string" calcext:value-type="string">
            <text:p>Knn: 7 DtwWin: 5</text:p>
          </table:table-cell>
          <table:table-cell office:value-type="string" calcext:value-type="string">
            <text:p>ngram: 3, alpha: 11, knn: 3, </text:p>
          </table:table-cell>
          <table:table-cell office:value-type="string" calcext:value-type="string">
            <text:p>parts: 5, ngram: 3, alpha: 5, </text:p>
          </table:table-cell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98164" calcext:value-type="float">
            <text:p>0.798164</text:p>
          </table:table-cell>
          <table:table-cell office:value-type="float" office:value="0.832295" calcext:value-type="float">
            <text:p>0.832295</text:p>
          </table:table-cell>
          <table:table-cell office:value-type="float" office:value="0.536332" calcext:value-type="float">
            <text:p>0.536332</text:p>
          </table:table-cell>
          <table:table-cell office:value-type="float" office:value="0.833177" calcext:value-type="float">
            <text:p>0.833177</text:p>
          </table:table-cell>
          <table:table-cell office:value-type="float" office:value="0.895075" calcext:value-type="float">
            <text:p>0.895075</text:p>
          </table:table-cell>
          <table:table-cell office:value-type="float" office:value="0.801476" calcext:value-type="float">
            <text:p>0.80147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26428" calcext:value-type="float">
            <text:p>0.726428</text:p>
          </table:table-cell>
          <table:table-cell office:value-type="float" office:value="0.784351" calcext:value-type="float">
            <text:p>0.784351</text:p>
          </table:table-cell>
          <table:table-cell office:value-type="float" office:value="0.586705" calcext:value-type="float">
            <text:p>0.586705</text:p>
          </table:table-cell>
          <table:table-cell office:value-type="float" office:value="0.733345" calcext:value-type="float">
            <text:p>0.733345</text:p>
          </table:table-cell>
          <table:table-cell office:value-type="float" office:value="0.836007" calcext:value-type="float">
            <text:p>0.836007</text:p>
          </table:table-cell>
          <table:table-cell office:value-type="float" office:value="0.713294" calcext:value-type="float">
            <text:p>0.71329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62291" calcext:value-type="float">
            <text:p>0.762291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535223" calcext:value-type="float">
            <text:p>0.535223</text:p>
          </table:table-cell>
          <table:table-cell office:value-type="float" office:value="0.781733" calcext:value-type="float">
            <text:p>0.781733</text:p>
          </table:table-cell>
          <table:table-cell office:value-type="float" office:value="0.864989" calcext:value-type="float">
            <text:p>0.864989</text:p>
          </table:table-cell>
          <table:table-cell office:value-type="float" office:value="0.756963" calcext:value-type="float">
            <text:p>0.75696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Execution took PT1.249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40479" calcext:value-type="float">
            <text:p>0.940479</text:p>
          </table:table-cell>
          <table:table-cell office:value-type="float" office:value="0.947991" calcext:value-type="float">
            <text:p>0.947991</text:p>
          </table:table-cell>
          <table:table-cell office:value-type="float" office:value="0.737741" calcext:value-type="float">
            <text:p>0.737741</text:p>
          </table:table-cell>
          <table:table-cell office:value-type="float" office:value="0.977922" calcext:value-type="float">
            <text:p>0.977922</text:p>
          </table:table-cell>
          <table:table-cell office:value-type="float" office:value="0.990986" calcext:value-type="float">
            <text:p>0.990986</text:p>
          </table:table-cell>
          <table:table-cell office:value-type="float" office:value="0.970603" calcext:value-type="float">
            <text:p>0.9706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Execution took PT2.186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9715" calcext:value-type="float">
            <text:p>0.919715</text:p>
          </table:table-cell>
          <table:table-cell office:value-type="float" office:value="0.965893" calcext:value-type="float">
            <text:p>0.965893</text:p>
          </table:table-cell>
          <table:table-cell office:value-type="float" office:value="0.815293" calcext:value-type="float">
            <text:p>0.815293</text:p>
          </table:table-cell>
          <table:table-cell office:value-type="float" office:value="0.997996" calcext:value-type="float">
            <text:p>0.997996</text:p>
          </table:table-cell>
          <table:table-cell office:value-type="float" office:value="0.968446" calcext:value-type="float">
            <text:p>0.968446</text:p>
          </table:table-cell>
          <table:table-cell office:value-type="float" office:value="0.911954" calcext:value-type="float">
            <text:p>0.91195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Execution took PT1.945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COUNTED for YOGA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10909" calcext:value-type="float">
            <text:p>0.610909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25509" calcext:value-type="float">
            <text:p>0.825509</text:p>
          </table:table-cell>
          <table:table-cell office:value-type="float" office:value="0.86646" calcext:value-type="float">
            <text:p>0.86646</text:p>
          </table:table-cell>
          <table:table-cell office:value-type="float" office:value="0.618132" calcext:value-type="float">
            <text:p>0.618132</text:p>
          </table:table-cell>
          <table:table-cell office:value-type="float" office:value="0.913188" calcext:value-type="float">
            <text:p>0.913188</text:p>
          </table:table-cell>
          <table:table-cell office:value-type="float" office:value="0.924337" calcext:value-type="float">
            <text:p>0.924337</text:p>
          </table:table-cell>
          <table:table-cell office:value-type="float" office:value="0.853572" calcext:value-type="float">
            <text:p>0.85357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10909" calcext:value-type="float">
            <text:p>0.610909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22888" calcext:value-type="float">
            <text:p>0.822888</text:p>
          </table:table-cell>
          <table:table-cell office:value-type="float" office:value="0.864513" calcext:value-type="float">
            <text:p>0.864513</text:p>
          </table:table-cell>
          <table:table-cell office:value-type="float" office:value="0.625175" calcext:value-type="float">
            <text:p>0.625175</text:p>
          </table:table-cell>
          <table:table-cell office:value-type="float" office:value="0.908872" calcext:value-type="float">
            <text:p>0.908872</text:p>
          </table:table-cell>
          <table:table-cell office:value-type="float" office:value="0.920632" calcext:value-type="float">
            <text:p>0.920632</text:p>
          </table:table-cell>
          <table:table-cell office:value-type="float" office:value="0.847904" calcext:value-type="float">
            <text:p>0.84790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24221" calcext:value-type="float">
            <text:p>0.824221</text:p>
          </table:table-cell>
          <table:table-cell office:value-type="float" office:value="0.865488" calcext:value-type="float">
            <text:p>0.865488</text:p>
          </table:table-cell>
          <table:table-cell office:value-type="float" office:value="0.618001" calcext:value-type="float">
            <text:p>0.618001</text:p>
          </table:table-cell>
          <table:table-cell office:value-type="float" office:value="0.910898" calcext:value-type="float">
            <text:p>0.910898</text:p>
          </table:table-cell>
          <table:table-cell office:value-type="float" office:value="0.922385" calcext:value-type="float">
            <text:p>0.922385</text:p>
          </table:table-cell>
          <table:table-cell office:value-type="float" office:value="0.850614" calcext:value-type="float">
            <text:p>0.85061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10909" calcext:value-type="float">
            <text:p>0.610909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Execution took PT32.532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30189" calcext:value-type="float">
            <text:p>0.830189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1702" calcext:value-type="float">
            <text:p>0.911702</text:p>
          </table:table-cell>
          <table:table-cell office:value-type="float" office:value="0.90896" calcext:value-type="float">
            <text:p>0.90896</text:p>
          </table:table-cell>
          <table:table-cell office:value-type="float" office:value="0.830165" calcext:value-type="float">
            <text:p>0.830165</text:p>
          </table:table-cell>
          <table:table-cell office:value-type="float" office:value="0.96496" calcext:value-type="float">
            <text:p>0.96496</text:p>
          </table:table-cell>
          <table:table-cell office:value-type="float" office:value="0.956786" calcext:value-type="float">
            <text:p>0.956786</text:p>
          </table:table-cell>
          <table:table-cell office:value-type="float" office:value="0.934682" calcext:value-type="float">
            <text:p>0.93468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30189" calcext:value-type="float">
            <text:p>0.830189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0592" calcext:value-type="float">
            <text:p>0.910592</text:p>
          </table:table-cell>
          <table:table-cell office:value-type="float" office:value="0.909097" calcext:value-type="float">
            <text:p>0.909097</text:p>
          </table:table-cell>
          <table:table-cell office:value-type="float" office:value="0.827836" calcext:value-type="float">
            <text:p>0.827836</text:p>
          </table:table-cell>
          <table:table-cell office:value-type="float" office:value="0.962841" calcext:value-type="float">
            <text:p>0.962841</text:p>
          </table:table-cell>
          <table:table-cell office:value-type="float" office:value="0.95531" calcext:value-type="float">
            <text:p>0.95531</text:p>
          </table:table-cell>
          <table:table-cell office:value-type="float" office:value="0.936567" calcext:value-type="float">
            <text:p>0.93656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114" calcext:value-type="float">
            <text:p>0.91114</text:p>
          </table:table-cell>
          <table:table-cell office:value-type="float" office:value="0.908951" calcext:value-type="float">
            <text:p>0.908951</text:p>
          </table:table-cell>
          <table:table-cell office:value-type="float" office:value="0.829011" calcext:value-type="float">
            <text:p>0.829011</text:p>
          </table:table-cell>
          <table:table-cell office:value-type="float" office:value="0.963862" calcext:value-type="float">
            <text:p>0.963862</text:p>
          </table:table-cell>
          <table:table-cell office:value-type="float" office:value="0.956035" calcext:value-type="float">
            <text:p>0.956035</text:p>
          </table:table-cell>
          <table:table-cell office:value-type="float" office:value="0.935395" calcext:value-type="float">
            <text:p>0.93539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30189" calcext:value-type="float">
            <text:p>0.830189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Execution took PT7.591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566302" calcext:value-type="float">
            <text:p>0.566302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35256" calcext:value-type="float">
            <text:p>0.935256</text:p>
          </table:table-cell>
          <table:table-cell office:value-type="float" office:value="0.956214" calcext:value-type="float">
            <text:p>0.956214</text:p>
          </table:table-cell>
          <table:table-cell office:value-type="float" office:value="0.567773" calcext:value-type="float">
            <text:p>0.567773</text:p>
          </table:table-cell>
          <table:table-cell office:value-type="float" office:value="0.958245" calcext:value-type="float">
            <text:p>0.958245</text:p>
          </table:table-cell>
          <table:table-cell office:value-type="float" office:value="0.965334" calcext:value-type="float">
            <text:p>0.965334</text:p>
          </table:table-cell>
          <table:table-cell office:value-type="float" office:value="0.941619" calcext:value-type="float">
            <text:p>0.94161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566302" calcext:value-type="float">
            <text:p>0.566302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35195" calcext:value-type="float">
            <text:p>0.935195</text:p>
          </table:table-cell>
          <table:table-cell office:value-type="float" office:value="0.956211" calcext:value-type="float">
            <text:p>0.956211</text:p>
          </table:table-cell>
          <table:table-cell office:value-type="float" office:value="0.566665" calcext:value-type="float">
            <text:p>0.566665</text:p>
          </table:table-cell>
          <table:table-cell office:value-type="float" office:value="0.958084" calcext:value-type="float">
            <text:p>0.958084</text:p>
          </table:table-cell>
          <table:table-cell office:value-type="float" office:value="0.965326" calcext:value-type="float">
            <text:p>0.965326</text:p>
          </table:table-cell>
          <table:table-cell office:value-type="float" office:value="0.941592" calcext:value-type="float">
            <text:p>0.94159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35207" calcext:value-type="float">
            <text:p>0.935207</text:p>
          </table:table-cell>
          <table:table-cell office:value-type="float" office:value="0.956208" calcext:value-type="float">
            <text:p>0.956208</text:p>
          </table:table-cell>
          <table:table-cell office:value-type="float" office:value="0.566483" calcext:value-type="float">
            <text:p>0.566483</text:p>
          </table:table-cell>
          <table:table-cell office:value-type="float" office:value="0.958057" calcext:value-type="float">
            <text:p>0.958057</text:p>
          </table:table-cell>
          <table:table-cell office:value-type="float" office:value="0.965327" calcext:value-type="float">
            <text:p>0.965327</text:p>
          </table:table-cell>
          <table:table-cell office:value-type="float" office:value="0.941599" calcext:value-type="float">
            <text:p>0.941599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566302" calcext:value-type="float">
            <text:p>0.566302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Execution took PT2.718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6845" calcext:value-type="float">
            <text:p>0.826845</text:p>
          </table:table-cell>
          <table:table-cell office:value-type="float" office:value="0.88004" calcext:value-type="float">
            <text:p>0.88004</text:p>
          </table:table-cell>
          <table:table-cell office:value-type="float" office:value="0.579805" calcext:value-type="float">
            <text:p>0.579805</text:p>
          </table:table-cell>
          <table:table-cell office:value-type="float" office:value="0.880143" calcext:value-type="float">
            <text:p>0.880143</text:p>
          </table:table-cell>
          <table:table-cell office:value-type="float" office:value="0.854191" calcext:value-type="float">
            <text:p>0.854191</text:p>
          </table:table-cell>
          <table:table-cell office:value-type="float" office:value="0.764569" calcext:value-type="float">
            <text:p>0.76456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9366" calcext:value-type="float">
            <text:p>0.739366</text:p>
          </table:table-cell>
          <table:table-cell office:value-type="float" office:value="0.819871" calcext:value-type="float">
            <text:p>0.819871</text:p>
          </table:table-cell>
          <table:table-cell office:value-type="float" office:value="0.39437" calcext:value-type="float">
            <text:p>0.39437</text:p>
          </table:table-cell>
          <table:table-cell office:value-type="float" office:value="0.820249" calcext:value-type="float">
            <text:p>0.820249</text:p>
          </table:table-cell>
          <table:table-cell office:value-type="float" office:value="0.78145" calcext:value-type="float">
            <text:p>0.78145</text:p>
          </table:table-cell>
          <table:table-cell office:value-type="float" office:value="0.656575" calcext:value-type="float">
            <text:p>0.65657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40268" calcext:value-type="float">
            <text:p>0.740268</text:p>
          </table:table-cell>
          <table:table-cell office:value-type="float" office:value="0.82006" calcext:value-type="float">
            <text:p>0.82006</text:p>
          </table:table-cell>
          <table:table-cell office:value-type="float" office:value="0.369708" calcext:value-type="float">
            <text:p>0.369708</text:p>
          </table:table-cell>
          <table:table-cell office:value-type="float" office:value="0.820215" calcext:value-type="float">
            <text:p>0.820215</text:p>
          </table:table-cell>
          <table:table-cell office:value-type="float" office:value="0.781286" calcext:value-type="float">
            <text:p>0.781286</text:p>
          </table:table-cell>
          <table:table-cell office:value-type="float" office:value="0.646854" calcext:value-type="float">
            <text:p>0.646854</text:p>
          </table:table-cell>
        </table:table-row>
        <table:table-row table:style-name="ro1">
          <table:table-cell office:value-type="string" calcext:value-type="string">
            <text:p>Execution took PT1M58.195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69533" calcext:value-type="float">
            <text:p>0.869533</text:p>
          </table:table-cell>
          <table:table-cell office:value-type="float" office:value="0.892267" calcext:value-type="float">
            <text:p>0.892267</text:p>
          </table:table-cell>
          <table:table-cell office:value-type="float" office:value="0.680467" calcext:value-type="float">
            <text:p>0.680467</text:p>
          </table:table-cell>
          <table:table-cell office:value-type="float" office:value="1" calcext:value-type="float">
            <text:p>1</text:p>
          </table:table-cell>
          <table:table-cell office:value-type="float" office:value="0.989933" calcext:value-type="float">
            <text:p>0.989933</text:p>
          </table:table-cell>
          <table:table-cell office:value-type="float" office:value="0.971367" calcext:value-type="float">
            <text:p>0.97136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8998" calcext:value-type="float">
            <text:p>0.738998</text:p>
          </table:table-cell>
          <table:table-cell office:value-type="float" office:value="0.784576" calcext:value-type="float">
            <text:p>0.784576</text:p>
          </table:table-cell>
          <table:table-cell office:value-type="float" office:value="0.358673" calcext:value-type="float">
            <text:p>0.358673</text:p>
          </table:table-cell>
          <table:table-cell office:value-type="float" office:value="1" calcext:value-type="float">
            <text:p>1</text:p>
          </table:table-cell>
          <table:table-cell office:value-type="float" office:value="0.979885" calcext:value-type="float">
            <text:p>0.979885</text:p>
          </table:table-cell>
          <table:table-cell office:value-type="float" office:value="0.943337" calcext:value-type="float">
            <text:p>0.94333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39067" calcext:value-type="float">
            <text:p>0.739067</text:p>
          </table:table-cell>
          <table:table-cell office:value-type="float" office:value="0.784533" calcext:value-type="float">
            <text:p>0.784533</text:p>
          </table:table-cell>
          <table:table-cell office:value-type="float" office:value="0.360933" calcext:value-type="float">
            <text:p>0.360933</text:p>
          </table:table-cell>
          <table:table-cell office:value-type="float" office:value="1" calcext:value-type="float">
            <text:p>1</text:p>
          </table:table-cell>
          <table:table-cell office:value-type="float" office:value="0.979867" calcext:value-type="float">
            <text:p>0.979867</text:p>
          </table:table-cell>
          <table:table-cell office:value-type="float" office:value="0.942733" calcext:value-type="float">
            <text:p>0.942733</text:p>
          </table:table-cell>
        </table:table-row>
        <table:table-row table:style-name="ro1">
          <table:table-cell office:value-type="string" calcext:value-type="string">
            <text:p>Execution took PT3M54.212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88027" calcext:value-type="float">
            <text:p>0.988027</text:p>
          </table:table-cell>
          <table:table-cell office:value-type="float" office:value="0.99503" calcext:value-type="float">
            <text:p>0.99503</text:p>
          </table:table-cell>
          <table:table-cell office:value-type="float" office:value="0.730798" calcext:value-type="float">
            <text:p>0.730798</text:p>
          </table:table-cell>
          <table:table-cell office:value-type="float" office:value="0.992298" calcext:value-type="float">
            <text:p>0.992298</text:p>
          </table:table-cell>
          <table:table-cell office:value-type="float" office:value="0.998334" calcext:value-type="float">
            <text:p>0.998334</text:p>
          </table:table-cell>
          <table:table-cell office:value-type="float" office:value="0.983363" calcext:value-type="float">
            <text:p>0.98336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28058" calcext:value-type="float">
            <text:p>0.928058</text:p>
          </table:table-cell>
          <table:table-cell office:value-type="float" office:value="0.980909" calcext:value-type="float">
            <text:p>0.980909</text:p>
          </table:table-cell>
          <table:table-cell office:value-type="float" office:value="0.542875" calcext:value-type="float">
            <text:p>0.542875</text:p>
          </table:table-cell>
          <table:table-cell office:value-type="float" office:value="0.955538" calcext:value-type="float">
            <text:p>0.955538</text:p>
          </table:table-cell>
          <table:table-cell office:value-type="float" office:value="0.998259" calcext:value-type="float">
            <text:p>0.998259</text:p>
          </table:table-cell>
          <table:table-cell office:value-type="float" office:value="0.896679" calcext:value-type="float">
            <text:p>0.89667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7603" calcext:value-type="float">
            <text:p>0.957603</text:p>
          </table:table-cell>
          <table:table-cell office:value-type="float" office:value="0.987939" calcext:value-type="float">
            <text:p>0.987939</text:p>
          </table:table-cell>
          <table:table-cell office:value-type="float" office:value="0.592435" calcext:value-type="float">
            <text:p>0.592435</text:p>
          </table:table-cell>
          <table:table-cell office:value-type="float" office:value="0.973756" calcext:value-type="float">
            <text:p>0.973756</text:p>
          </table:table-cell>
          <table:table-cell office:value-type="float" office:value="0.998292" calcext:value-type="float">
            <text:p>0.998292</text:p>
          </table:table-cell>
          <table:table-cell office:value-type="float" office:value="0.939078" calcext:value-type="float">
            <text:p>0.93907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Execution took PT5M44.828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495" calcext:value-type="float">
            <text:p>0.825495</text:p>
          </table:table-cell>
          <table:table-cell office:value-type="float" office:value="0.828425" calcext:value-type="float">
            <text:p>0.828425</text:p>
          </table:table-cell>
          <table:table-cell office:value-type="float" office:value="0.773773" calcext:value-type="float">
            <text:p>0.773773</text:p>
          </table:table-cell>
          <table:table-cell office:value-type="float" office:value="0.856264" calcext:value-type="float">
            <text:p>0.856264</text:p>
          </table:table-cell>
          <table:table-cell office:value-type="float" office:value="0.834725" calcext:value-type="float">
            <text:p>0.834725</text:p>
          </table:table-cell>
          <table:table-cell office:value-type="float" office:value="0.839853" calcext:value-type="float">
            <text:p>0.83985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399968" calcext:value-type="float">
            <text:p>0.399968</text:p>
          </table:table-cell>
          <table:table-cell office:value-type="float" office:value="0.207921" calcext:value-type="float">
            <text:p>0.207921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434377" calcext:value-type="float">
            <text:p>0.434377</text:p>
          </table:table-cell>
          <table:table-cell office:value-type="float" office:value="0.440057" calcext:value-type="float">
            <text:p>0.44005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389231" calcext:value-type="float">
            <text:p>0.389231</text:p>
          </table:table-cell>
          <table:table-cell office:value-type="float" office:value="0.399487" calcext:value-type="float">
            <text:p>0.399487</text:p>
          </table:table-cell>
          <table:table-cell office:value-type="float" office:value="0.208205" calcext:value-type="float">
            <text:p>0.208205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21538" calcext:value-type="float">
            <text:p>0.421538</text:p>
          </table:table-cell>
          <table:table-cell office:value-type="float" office:value="0.439487" calcext:value-type="float">
            <text:p>0.439487</text:p>
          </table:table-cell>
        </table:table-row>
        <table:table-row table:style-name="ro1">
          <table:table-cell office:value-type="string" calcext:value-type="string">
            <text:p>Execution took PT10.384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COUNTED for PATIENT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78826" calcext:value-type="float">
            <text:p>0.578826</text:p>
          </table:table-cell>
          <table:table-cell office:value-type="float" office:value="0.494797" calcext:value-type="float">
            <text:p>0.494797</text:p>
          </table:table-cell>
          <table:table-cell office:value-type="float" office:value="0.56184" calcext:value-type="float">
            <text:p>0.56184</text:p>
          </table:table-cell>
          <table:table-cell office:value-type="float" office:value="0.553333" calcext:value-type="float">
            <text:p>0.553333</text:p>
          </table:table-cell>
          <table:table-cell office:value-type="float" office:value="0.424105" calcext:value-type="float">
            <text:p>0.424105</text:p>
          </table:table-cell>
          <table:table-cell office:value-type="float" office:value="0.525399" calcext:value-type="float">
            <text:p>0.52539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59611" calcext:value-type="float">
            <text:p>0.559611</text:p>
          </table:table-cell>
          <table:table-cell office:value-type="float" office:value="0.491124" calcext:value-type="float">
            <text:p>0.491124</text:p>
          </table:table-cell>
          <table:table-cell office:value-type="float" office:value="0.57845" calcext:value-type="float">
            <text:p>0.57845</text:p>
          </table:table-cell>
          <table:table-cell office:value-type="float" office:value="0.535096" calcext:value-type="float">
            <text:p>0.535096</text:p>
          </table:table-cell>
          <table:table-cell office:value-type="float" office:value="0.411674" calcext:value-type="float">
            <text:p>0.411674</text:p>
          </table:table-cell>
          <table:table-cell office:value-type="float" office:value="0.475673" calcext:value-type="float">
            <text:p>0.47567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491162" calcext:value-type="float">
            <text:p>0.491162</text:p>
          </table:table-cell>
          <table:table-cell office:value-type="float" office:value="0.563456" calcext:value-type="float">
            <text:p>0.563456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417008" calcext:value-type="float">
            <text:p>0.417008</text:p>
          </table:table-cell>
          <table:table-cell office:value-type="float" office:value="0.504145" calcext:value-type="float">
            <text:p>0.50414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Execution took PT2.003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 style:data-style-name="N2" text:time-value="11:24:33.8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7:46:19.906000000</meta:creation-date>
    <dc:date>2015-10-10T11:34:06.781000000</dc:date>
    <meta:editing-duration>PT1H15M42S</meta:editing-duration>
    <meta:editing-cycles>10</meta:editing-cycles>
    <meta:generator>LibreOffice/4.4.1.2$Windows_x86 LibreOffice_project/45e2de17089c24a1fa810c8f975a7171ba4cd432</meta:generator>
    <meta:document-statistic meta:table-count="1" meta:cell-count="538" meta:object-count="0"/>
  </office:meta>
</office:document-meta>
</file>